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60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6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6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8" style:apply-style-name="ConditionalStyle_5f_1" style:base-cell-address="Sheet1.I29"/>
    </style:style>
    <style:style style:name="ce30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6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10" office:value-type="date" office:date-value="2022-08-29" calcext:value-type="date">
            <text:p>29/08/2022</text:p>
          </table:table-cell>
          <table:table-cell/>
          <table:table-cell table:style-name="ce1" office:value-type="string" calcext:value-type="string">
            <text:p>Data atual:</text:p>
          </table:table-cell>
          <table:table-cell table:style-name="ce19" table:formula="of:=TODAY()" office:value-type="date" office:date-value="2022-09-17" calcext:value-type="date">
            <text:p>9/17/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3"/>
          <table:table-cell>
            <draw:frame draw:z-index="0" draw:name="Chart 1" draw:style-name="gr1" draw:text-style-name="P1" svg:width="6.8953in" svg:height="3.8642in" svg:x="0.2646in" svg:y="0.0748in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a</text:p>
          </table:table-cell>
          <table:table-cell table:style-name="ce7" office:value-type="string" calcext:value-type="string">
            <text:p>Datas</text:p>
          </table:table-cell>
          <table:table-cell table:style-name="ce7" office:value-type="string" calcext:value-type="string">
            <text:p>Ideal (h)</text:p>
          </table:table-cell>
          <table:table-cell table:style-name="ce7" office:value-type="string" calcext:value-type="string">
            <text:p>Trabalhado (h)</text:p>
          </table:table-cell>
          <table:table-cell table:style-name="ce7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table:formula="of:=[.B1]" office:value-type="date" office:date-value="2022-08-29" calcext:value-type="date">
            <text:p>29/08/2022</text:p>
          </table:table-cell>
          <table:table-cell table:style-name="ce9" table:formula="of:=SUM([.J29:.J1005])" office:value-type="float" office:value="77" calcext:value-type="float">
            <text:p>77</text:p>
          </table:table-cell>
          <table:table-cell table:style-name="ce9" table:formula="of:=SUMIF([.$K$29:.$K$1005];[.B5];[.$J$29:.$J$1005])" office:value-type="float" office:value="0" calcext:value-type="float">
            <text:p>0</text:p>
          </table:table-cell>
          <table:table-cell table:style-name="ce3" table:formula="of:=[.C5]-[.D5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table:formula="of:=[.B5]+1" office:value-type="date" office:date-value="2022-08-30" calcext:value-type="date">
            <text:p>30/08/2022</text:p>
          </table:table-cell>
          <table:table-cell table:style-name="ce9" table:formula="of:=[.C5]-[.$C$5]/([.$B$2]-1)" office:value-type="float" office:value="73.15" calcext:value-type="float">
            <text:p>73.15</text:p>
          </table:table-cell>
          <table:table-cell table:style-name="ce9" table:formula="of:=SUMIF([.$K$29:.$K$1005];[.B6];[.$J$29:.$J$1005])" office:value-type="float" office:value="1" calcext:value-type="float">
            <text:p>1</text:p>
          </table:table-cell>
          <table:table-cell table:style-name="ce9" table:formula="of:=IF([.B6]&lt;=[.$E$1];[.E5]-[.D6];)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table:formula="of:=[.B6]+1" office:value-type="date" office:date-value="2022-08-31" calcext:value-type="date">
            <text:p>31/08/2022</text:p>
          </table:table-cell>
          <table:table-cell table:style-name="ce9" table:formula="of:=[.C6]-[.$C$5]/([.$B$2]-1)" office:value-type="float" office:value="69.3" calcext:value-type="float">
            <text:p>69.3</text:p>
          </table:table-cell>
          <table:table-cell table:style-name="ce9" table:formula="of:=SUMIF([.$K$29:.$K$1005];[.B7];[.$J$29:.$J$1005])" office:value-type="float" office:value="16" calcext:value-type="float">
            <text:p>16</text:p>
          </table:table-cell>
          <table:table-cell table:style-name="ce9" table:formula="of:=IF([.B7]&lt;=[.$E$1];[.E6]-[.D7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table:formula="of:=[.B7]+1" office:value-type="date" office:date-value="2022-09-01" calcext:value-type="date">
            <text:p>01/09/2022</text:p>
          </table:table-cell>
          <table:table-cell table:style-name="ce9" table:formula="of:=[.C7]-[.$C$5]/([.$B$2]-1)" office:value-type="float" office:value="65.45" calcext:value-type="float">
            <text:p>65.45</text:p>
          </table:table-cell>
          <table:table-cell table:style-name="ce9" table:formula="of:=SUMIF([.$K$29:.$K$1005];[.B8];[.$J$29:.$J$1005])" office:value-type="float" office:value="0" calcext:value-type="float">
            <text:p>0</text:p>
          </table:table-cell>
          <table:table-cell table:style-name="ce9" table:formula="of:=IF([.B8]&lt;=[.$E$1];[.E7]-[.D8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table:formula="of:=[.B8]+1" office:value-type="date" office:date-value="2022-09-02" calcext:value-type="date">
            <text:p>02/09/2022</text:p>
          </table:table-cell>
          <table:table-cell table:style-name="ce9" table:formula="of:=[.C8]-[.$C$5]/([.$B$2]-1)" office:value-type="float" office:value="61.6" calcext:value-type="float">
            <text:p>61.6</text:p>
          </table:table-cell>
          <table:table-cell table:style-name="ce9" table:formula="of:=SUMIF([.$K$29:.$K$1005];[.B9];[.$J$29:.$J$1005])" office:value-type="float" office:value="0" calcext:value-type="float">
            <text:p>0</text:p>
          </table:table-cell>
          <table:table-cell table:style-name="ce9" table:formula="of:=IF([.B9]&lt;=[.$E$1];[.E8]-[.D9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table:formula="of:=[.B9]+1" office:value-type="date" office:date-value="2022-09-03" calcext:value-type="date">
            <text:p>03/09/2022</text:p>
          </table:table-cell>
          <table:table-cell table:style-name="ce9" table:formula="of:=[.C9]-[.$C$5]/([.$B$2]-1)" office:value-type="float" office:value="57.75" calcext:value-type="float">
            <text:p>57.75</text:p>
          </table:table-cell>
          <table:table-cell table:style-name="ce9" table:formula="of:=SUMIF([.$K$29:.$K$1005];[.B10];[.$J$29:.$J$1005])" office:value-type="float" office:value="0" calcext:value-type="float">
            <text:p>0</text:p>
          </table:table-cell>
          <table:table-cell table:style-name="ce9" table:formula="of:=IF([.B10]&lt;=[.$E$1];[.E9]-[.D10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table:formula="of:=[.B10]+1" office:value-type="date" office:date-value="2022-09-04" calcext:value-type="date">
            <text:p>04/09/2022</text:p>
          </table:table-cell>
          <table:table-cell table:style-name="ce9" table:formula="of:=[.C10]-[.$C$5]/([.$B$2]-1)" office:value-type="float" office:value="53.9" calcext:value-type="float">
            <text:p>53.9</text:p>
          </table:table-cell>
          <table:table-cell table:style-name="ce9" table:formula="of:=SUMIF([.$K$29:.$K$1005];[.B11];[.$J$29:.$J$1005])" office:value-type="float" office:value="0" calcext:value-type="float">
            <text:p>0</text:p>
          </table:table-cell>
          <table:table-cell table:style-name="ce9" table:formula="of:=IF([.B11]&lt;=[.$E$1];[.E10]-[.D11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table:formula="of:=[.B11]+1" office:value-type="date" office:date-value="2022-09-05" calcext:value-type="date">
            <text:p>05/09/2022</text:p>
          </table:table-cell>
          <table:table-cell table:style-name="ce9" table:formula="of:=[.C11]-[.$C$5]/([.$B$2]-1)" office:value-type="float" office:value="50.05" calcext:value-type="float">
            <text:p>50.05</text:p>
          </table:table-cell>
          <table:table-cell table:style-name="ce9" table:formula="of:=SUMIF([.$K$29:.$K$1005];[.B12];[.$J$29:.$J$1005])" office:value-type="float" office:value="0" calcext:value-type="float">
            <text:p>0</text:p>
          </table:table-cell>
          <table:table-cell table:style-name="ce9" table:formula="of:=IF([.B12]&lt;=[.$E$1];[.E11]-[.D12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table:formula="of:=[.B12]+1" office:value-type="date" office:date-value="2022-09-06" calcext:value-type="date">
            <text:p>06/09/2022</text:p>
          </table:table-cell>
          <table:table-cell table:style-name="ce9" table:formula="of:=[.C12]-[.$C$5]/([.$B$2]-1)" office:value-type="float" office:value="46.2" calcext:value-type="float">
            <text:p>46.2</text:p>
          </table:table-cell>
          <table:table-cell table:style-name="ce9" table:formula="of:=SUMIF([.$K$29:.$K$1005];[.B13];[.$J$29:.$J$1005])" office:value-type="float" office:value="5" calcext:value-type="float">
            <text:p>5</text:p>
          </table:table-cell>
          <table:table-cell table:style-name="ce9" table:formula="of:=IF([.B13]&lt;=[.$E$1];[.E12]-[.D13];)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table:formula="of:=[.B13]+1" office:value-type="date" office:date-value="2022-09-07" calcext:value-type="date">
            <text:p>07/09/2022</text:p>
          </table:table-cell>
          <table:table-cell table:style-name="ce9" table:formula="of:=[.C13]-[.$C$5]/([.$B$2]-1)" office:value-type="float" office:value="42.35" calcext:value-type="float">
            <text:p>42.35</text:p>
          </table:table-cell>
          <table:table-cell table:style-name="ce9" table:formula="of:=SUMIF([.$K$29:.$K$1005];[.B14];[.$J$29:.$J$1005])" office:value-type="float" office:value="8" calcext:value-type="float">
            <text:p>8</text:p>
          </table:table-cell>
          <table:table-cell table:style-name="ce9" table:formula="of:=IF([.B14]&lt;=[.$E$1];[.E13]-[.D14];)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table:formula="of:=[.B14]+1" office:value-type="date" office:date-value="2022-09-08" calcext:value-type="date">
            <text:p>08/09/2022</text:p>
          </table:table-cell>
          <table:table-cell table:style-name="ce9" table:formula="of:=[.C14]-[.$C$5]/([.$B$2]-1)" office:value-type="float" office:value="38.5" calcext:value-type="float">
            <text:p>38.5</text:p>
          </table:table-cell>
          <table:table-cell table:style-name="ce9" table:formula="of:=SUMIF([.$K$29:.$K$1005];[.B15];[.$J$29:.$J$1005])" office:value-type="float" office:value="5" calcext:value-type="float">
            <text:p>5</text:p>
          </table:table-cell>
          <table:table-cell table:style-name="ce9" table:formula="of:=IF([.B15]&lt;=[.$E$1];[.E14]-[.D15];)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table:formula="of:=[.B15]+1" office:value-type="date" office:date-value="2022-09-09" calcext:value-type="date">
            <text:p>09/09/2022</text:p>
          </table:table-cell>
          <table:table-cell table:style-name="ce9" table:formula="of:=[.C15]-[.$C$5]/([.$B$2]-1)" office:value-type="float" office:value="34.65" calcext:value-type="float">
            <text:p>34.65</text:p>
          </table:table-cell>
          <table:table-cell table:style-name="ce9" table:formula="of:=SUMIF([.$K$29:.$K$1005];[.B16];[.$J$29:.$J$1005])" office:value-type="float" office:value="5" calcext:value-type="float">
            <text:p>5</text:p>
          </table:table-cell>
          <table:table-cell table:style-name="ce9" table:formula="of:=IF([.B16]&lt;=[.$E$1];[.E15]-[.D16];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3" table:formula="of:=[.B16]+1" office:value-type="date" office:date-value="2022-09-10" calcext:value-type="date">
            <text:p>10/09/2022</text:p>
          </table:table-cell>
          <table:table-cell table:style-name="ce9" table:formula="of:=[.C16]-[.$C$5]/([.$B$2]-1)" office:value-type="float" office:value="30.8" calcext:value-type="float">
            <text:p>30.8</text:p>
          </table:table-cell>
          <table:table-cell table:style-name="ce9" table:formula="of:=SUMIF([.$K$29:.$K$1005];[.B17];[.$J$29:.$J$1005])" office:value-type="float" office:value="0" calcext:value-type="float">
            <text:p>0</text:p>
          </table:table-cell>
          <table:table-cell table:style-name="ce9" table:formula="of:=IF([.B17]&lt;=[.$E$1];[.E16]-[.D17];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3" table:formula="of:=[.B17]+1" office:value-type="date" office:date-value="2022-09-11" calcext:value-type="date">
            <text:p>11/09/2022</text:p>
          </table:table-cell>
          <table:table-cell table:style-name="ce9" table:formula="of:=[.C17]-[.$C$5]/([.$B$2]-1)" office:value-type="float" office:value="26.95" calcext:value-type="float">
            <text:p>26.95</text:p>
          </table:table-cell>
          <table:table-cell table:style-name="ce9" table:formula="of:=SUMIF([.$K$29:.$K$1005];[.B18];[.$J$29:.$J$1005])" office:value-type="float" office:value="0" calcext:value-type="float">
            <text:p>0</text:p>
          </table:table-cell>
          <table:table-cell table:style-name="ce9" table:formula="of:=IF([.B18]&lt;=[.$E$1];[.E17]-[.D18];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table:formula="of:=[.B18]+1" office:value-type="date" office:date-value="2022-09-12" calcext:value-type="date">
            <text:p>12/09/2022</text:p>
          </table:table-cell>
          <table:table-cell table:style-name="ce9" table:formula="of:=[.C18]-[.$C$5]/([.$B$2]-1)" office:value-type="float" office:value="23.1" calcext:value-type="float">
            <text:p>23.1</text:p>
          </table:table-cell>
          <table:table-cell table:style-name="ce9" table:formula="of:=SUMIF([.$K$29:.$K$1005];[.B19];[.$J$29:.$J$1005])" office:value-type="float" office:value="0" calcext:value-type="float">
            <text:p>0</text:p>
          </table:table-cell>
          <table:table-cell table:style-name="ce9" table:formula="of:=IF([.B19]&lt;=[.$E$1];[.E18]-[.D19];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3" table:formula="of:=[.B19]+1" office:value-type="date" office:date-value="2022-09-13" calcext:value-type="date">
            <text:p>13/09/2022</text:p>
          </table:table-cell>
          <table:table-cell table:style-name="ce9" table:formula="of:=[.C19]-[.$C$5]/([.$B$2]-1)" office:value-type="float" office:value="19.25" calcext:value-type="float">
            <text:p>19.25</text:p>
          </table:table-cell>
          <table:table-cell table:style-name="ce9" table:formula="of:=SUMIF([.$K$29:.$K$1005];[.B20];[.$J$29:.$J$1005])" office:value-type="float" office:value="0" calcext:value-type="float">
            <text:p>0</text:p>
          </table:table-cell>
          <table:table-cell table:style-name="ce9" table:formula="of:=IF([.B20]&lt;=[.$E$1];[.E19]-[.D20];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3" table:formula="of:=[.B20]+1" office:value-type="date" office:date-value="2022-09-14" calcext:value-type="date">
            <text:p>14/09/2022</text:p>
          </table:table-cell>
          <table:table-cell table:style-name="ce9" table:formula="of:=[.C20]-[.$C$5]/([.$B$2]-1)" office:value-type="float" office:value="15.4" calcext:value-type="float">
            <text:p>15.4</text:p>
          </table:table-cell>
          <table:table-cell table:style-name="ce9" table:formula="of:=SUMIF([.$K$29:.$K$1005];[.B21];[.$J$29:.$J$1005])" office:value-type="float" office:value="8" calcext:value-type="float">
            <text:p>8</text:p>
          </table:table-cell>
          <table:table-cell table:style-name="ce9" table:formula="of:=IF([.B21]&lt;=[.$E$1];[.E20]-[.D21];)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table:formula="of:=[.B21]+1" office:value-type="date" office:date-value="2022-09-15" calcext:value-type="date">
            <text:p>15/09/2022</text:p>
          </table:table-cell>
          <table:table-cell table:style-name="ce9" table:formula="of:=[.C21]-[.$C$5]/([.$B$2]-1)" office:value-type="float" office:value="11.55" calcext:value-type="float">
            <text:p>11.55</text:p>
          </table:table-cell>
          <table:table-cell table:style-name="ce9" table:formula="of:=SUMIF([.$K$29:.$K$1005];[.B22];[.$J$29:.$J$1005])" office:value-type="float" office:value="8" calcext:value-type="float">
            <text:p>8</text:p>
          </table:table-cell>
          <table:table-cell table:style-name="ce9" table:formula="of:=IF([.B22]&lt;=[.$E$1];[.E21]-[.D22];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table:formula="of:=[.B22]+1" office:value-type="date" office:date-value="2022-09-16" calcext:value-type="date">
            <text:p>16/09/2022</text:p>
          </table:table-cell>
          <table:table-cell table:style-name="ce9" table:formula="of:=[.C22]-[.$C$5]/([.$B$2]-1)" office:value-type="float" office:value="7.7" calcext:value-type="float">
            <text:p>7.7</text:p>
          </table:table-cell>
          <table:table-cell table:style-name="ce9" table:formula="of:=SUMIF([.$K$29:.$K$1005];[.B23];[.$J$29:.$J$1005])" office:value-type="float" office:value="8" calcext:value-type="float">
            <text:p>8</text:p>
          </table:table-cell>
          <table:table-cell table:style-name="ce9" table:formula="of:=IF([.B23]&lt;=[.$E$1];[.E22]-[.D23];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table:formula="of:=[.B23]+1" office:value-type="date" office:date-value="2022-09-17" calcext:value-type="date">
            <text:p>17/09/2022</text:p>
          </table:table-cell>
          <table:table-cell table:style-name="ce9" table:formula="of:=[.C23]-[.$C$5]/([.$B$2]-1)" office:value-type="float" office:value="3.85" calcext:value-type="float">
            <text:p>3.85</text:p>
          </table:table-cell>
          <table:table-cell table:style-name="ce9" table:formula="of:=SUMIF([.$K$29:.$K$1005];[.B24];[.$J$29:.$J$1005])" office:value-type="float" office:value="13" calcext:value-type="float">
            <text:p>13</text:p>
          </table:table-cell>
          <table:table-cell table:style-name="ce9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table:formula="of:=[.B24]+1" office:value-type="date" office:date-value="2022-09-18" calcext:value-type="date">
            <text:p>18/09/2022</text:p>
          </table:table-cell>
          <table:table-cell table:style-name="ce9" table:formula="of:=[.C24]-[.$C$5]/([.$B$2]-1)" office:value-type="float" office:value="0" calcext:value-type="float">
            <text:p>0</text:p>
          </table:table-cell>
          <table:table-cell table:style-name="ce9" table:formula="of:=SUMIF([.$K$29:.$K$1005];[.B25];[.$J$29:.$J$1005])" office:value-type="float" office:value="0" calcext:value-type="float">
            <text:p>0</text:p>
          </table:table-cell>
          <table:table-cell table:style-name="ce9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4"/>
          <table:covered-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4"/>
          <table:covered-table-cell table:style-name="ce20"/>
          <table:table-cell table:style-name="ce7" office:value-type="string" calcext:value-type="string">
            <text:p>Data de início</text:p>
          </table:table-cell>
          <table:table-cell table:style-name="ce7" office:value-type="string" calcext:value-type="string">
            <text:p>Responsável</text:p>
          </table:table-cell>
          <table:table-cell table:style-name="ce7" office:value-type="string" calcext:value-type="string">
            <text:p>Previsão (h)</text:p>
          </table:table-cell>
          <table:table-cell table:style-name="ce7" office:value-type="string" calcext:value-type="string">
            <text:p>Data de término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Levantamento de requisitos - compreender a totalidade dos requisitos funcionais e não funcionais do produto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07" calcext:value-type="date">
            <text:p>07/09/2022</text:p>
          </table:table-cell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28" office:value-type="string" calcext:value-type="string" table:number-columns-spanned="7" table:number-rows-spanned="1">
            <text:p>Leitura cuidadosa das 34 Soft SKills para decidir e enviar 5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ean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2-08-30" calcext:value-type="date">
            <text:p>30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Montar e atualizar BurnDown Chart do produto e da Sprint à partir do Backlog.</text:p>
          </table:table-cell>
          <table:covered-table-cell table:number-columns-repeated="6" table:style-name="ce16"/>
          <table:table-cell table:style-name="ce24" office:value-type="date" office:date-value="2022-08-29" calcext:value-type="date">
            <text:p>8/29/2022</text:p>
          </table:table-cell>
          <table:table-cell table:style-name="ce24" office:value-type="string" calcext:value-type="string">
            <text:p>Jonas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date" office:date-value="2022-09-09" calcext:value-type="date">
            <text:p>09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riar e atualizar BackLog do Produto e da Sprint à partir de interações com o Cliente e visão total do produto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date" office:date-value="2022-09-17" calcext:value-type="date">
            <text:p>17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Estudo Flask - Como integrar e manipular o HTML com o framework, entregando página de testes com o resultado.</text:p>
          </table:table-cell>
          <table:covered-table-cell table:number-columns-repeated="6" table:style-name="ce16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14" calcext:value-type="date">
            <text:p>14/09/2022</text:p>
          </table:table-cell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Estudo do Método Scrum (Leitura do Guia Scrum e busca de rescursos adicionais) e 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9-06" calcext:value-type="date">
            <text:p>06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Estudo Banco de Dados - Como integrar ao Flask e criar elementos HTML à partir do BD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15" calcext:value-type="date">
            <text:p>15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Pesquisa com pseudo-usuários para refinamento da interface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ean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date" office:date-value="2022-09-17" calcext:value-type="date">
            <text:p>17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7" table:number-rows-spanned="1">
            <text:p>Atualização da documentação do produto no GitHub.</text:p>
          </table:table-cell>
          <table:covered-table-cell table:number-columns-repeated="5" table:style-name="ce17"/>
          <table:covered-table-cell table:style-name="ce22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9-17" calcext:value-type="date">
            <text:p>17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HOME em HTML contando com todos os recursos visuais e funcionais do protótipo.</text:p>
          </table:table-cell>
          <table:covered-table-cell table:number-columns-repeated="6" table:style-name="ce28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9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CONSULTAR em HTML contando com todos os recursos visuais e funcionais do protótipo. </text:p>
          </table:table-cell>
          <table:covered-table-cell table:number-columns-repeated="6" table:style-name="ce28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de estilos (CSS) </text:p>
          </table:table-cell>
          <table:covered-table-cell table:number-columns-repeated="6" table:style-name="ce28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9" office:value-type="string" calcext:value-type="string" table:number-columns-spanned="7" table:number-rows-spanned="1">
            <text:p>Levantamento de informações sobre laboratórios e suas máquinas.</text:p>
          </table:table-cell>
          <table:covered-table-cell table:number-columns-repeated="5" table:style-name="ce18"/>
          <table:covered-table-cell table:style-name="ce23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Thomas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date" office:date-value="2022-09-08" calcext:value-type="date">
            <text:p>08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7" table:number-rows-spanned="1">
            <text:p>Criar Organização e Repositório da Equipe no GitHub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riar Protótipo do produto no Figma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manda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date" office:date-value="2022-09-16" calcext:value-type="date">
            <text:p>16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table:number-columns-spanned="7" table:number-rows-spanned="1"/>
          <table:covered-table-cell table:number-columns-repeated="5" table:style-name="ce15"/>
          <table:covered-table-cell table:style-name="ce21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" table:number-columns-spanned="7" table:number-rows-spanned="1"/>
          <table:covered-table-cell table:number-columns-repeated="5" table:style-name="ce15"/>
          <table:covered-table-cell table:style-name="ce21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 table:number-rows-repeated="940">
          <table:table-cell table:style-name="ce9"/>
          <table:table-cell table:style-name="ce13"/>
          <table:table-cell table:style-name="ce9" table:number-columns-repeated="5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31:Sheet1.J1005 Sheet1.I32:Sheet1.I1005 Sheet1.I29:Sheet1.J3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29">
      <number:minutes number:style="long"/>
      <number:text>:</number:text>
      <number:seconds number:style="long" number:decimal-places="1"/>
    </number:time-style>
    <number:time-style style:name="N128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6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hours/>
      <number:text>:</number:text>
      <number:minutes number:style="long"/>
      <number:text> </number:text>
      <number:am-pm/>
    </number:time-style>
    <number:date-style style:name="N123"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7T11:45:45.917673986</dc:date>
    <meta:generator>LibreOffice/7.3.5.2$Linux_X86_64 LibreOffice_project/30$Build-2</meta:generator>
    <meta:editing-duration>PT2H46M36S</meta:editing-duration>
    <meta:editing-cycles>4</meta:editing-cycles>
    <meta:document-statistic meta:table-count="1" meta:cell-count="197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881cm" svg:y="1.823cm" svg:width="12.696cm" svg:height="6.2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77">
                <text:p>77</text:p>
                <draw:g>
                  <svg:desc>Sheet1.C5:Sheet1.C25</svg:desc>
                </draw:g>
              </table:table-cell>
              <table:table-cell office:value-type="float" office:value="77">
                <text:p>7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.15">
                <text:p>73.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.3">
                <text:p>69.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45">
                <text:p>65.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.6">
                <text:p>61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75">
                <text:p>57.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.9">
                <text:p>53.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.05">
                <text:p>50.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.2">
                <text:p>46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2.35">
                <text:p>42.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.5">
                <text:p>38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65">
                <text:p>34.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.8">
                <text:p>30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95">
                <text:p>26.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1">
                <text:p>23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25">
                <text:p>19.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55">
                <text:p>11.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">
                <text:p>7.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85">
                <text:p>3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